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0.55cm" fo:min-width="3.06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.95cm" fo:min-width="2.1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.75cm" fo:min-width="3.46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5cm" fo:min-width="1.6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0.55cm" fo:min-width="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3.2cm"/>
    </style:style>
    <style:style style:name="gr7" style:family="graphic" style:parent-style-name="objectwithoutfill">
      <style:graphic-properties draw:marker-end="Triangle_20_unfilled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 fo:min-height="0.388cm" fo:min-width="1.904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4.392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2pt" fo:font-weight="bold" style:font-weight-asian="bold" style:font-weight-complex="bold"/>
    </style:style>
    <style:style style:name="P3" style:family="paragraph">
      <loext:graphic-properties draw:fill-color="#ffffcc"/>
      <style:paragraph-properties fo:text-align="center"/>
      <style:text-properties fo:font-size="12pt" fo:font-weight="normal"/>
    </style:style>
    <style:style style:name="P4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7" draw:id="id7" draw:layer="layout" svg:width="3.566cm" svg:height="0.8cm" svg:x="2.4cm" svg:y="1.9cm">
          <text:p text:style-name="P1"><text:span text:style-name="T1">Mong</text:span><text:span text:style-name="T1">oDB </text:span><text:span text:style-name="T1">Im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6cm" svg:height="1.2cm" svg:x="10.408cm" svg:y="2.9cm">
          <text:p text:style-name="P1"><text:span text:style-name="T1">MapReduce</text:span></text:p>
          <text:p text:style-name="P1"><text:span text:style-name="T1">Sourc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966cm" svg:height="1cm" svg:x="2.2cm" svg:y="6.2cm">
          <text:p text:style-name="P1"><text:span text:style-name="T1">MongoDB</text:span></text:p>
          <text:p text:style-name="P1"><text:span text:style-name="T1">Stream Adap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966cm" svg:height="1cm" svg:x="6.366cm" svg:y="6.2cm">
          <text:p text:style-name="P1"><text:span text:style-name="T1">CouchDB</text:span></text:p>
          <text:p text:style-name="P1"><text:span text:style-name="T1">Stream Adap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.1cm" svg:height="0.8cm" svg:x="14.008cm" svg:y="2.7cm">
          <text:p text:style-name="P1"><text:span text:style-name="T1">map.j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1cm" svg:height="0.8cm" svg:x="14.008cm" svg:y="3.6cm">
          <text:p text:style-name="P1"><text:span text:style-name="T1">reduce.j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3.5cm" svg:height="0.8cm" svg:x="6.6cm" svg:y="1.9cm">
          <text:p text:style-name="P1"><text:span text:style-name="T1">CouchDB </text:span><text:span text:style-name="T1">Im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3.7cm" svg:height="1cm" svg:x="4.4cm" svg:y="4.2cm">
          <text:p text:style-name="P1"><text:span text:style-name="T1">A</text:span><text:span text:style-name="T1">b</text:span><text:span text:style-name="T1">s</text:span><text:span text:style-name="T1">tr</text:span><text:span text:style-name="T1">a</text:span><text:span text:style-name="T1">c</text:span><text:span text:style-name="T1">t</text:span></text:p>
          <text:p text:style-name="P1"><text:span text:style-name="T1">S</text:span><text:span text:style-name="T1">tr</text:span><text:span text:style-name="T1">e</text:span><text:span text:style-name="T1">a</text:span><text:span text:style-name="T1">m</text:span><text:span text:style-name="T1"> </text:span><text:span text:style-name="T1">A</text:span><text:span text:style-name="T1">d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line-skew="0.3cm" svg:x1="8.349cm" svg:y1="6.2cm" svg:x2="6.25cm" svg:y2="5.2cm" draw:start-shape="id1" draw:start-glue-point="0" draw:end-shape="id2" draw:end-glue-point="2" svg:d="M8349 6200v-200h-2099v-800" svg:viewBox="0 0 2100 1001">
          <text:p/>
        </draw:connector>
        <draw:connector draw:style-name="gr7" draw:text-style-name="P5" draw:layer="layout" draw:line-skew="0.3cm" svg:x1="4.183cm" svg:y1="6.2cm" svg:x2="6.25cm" svg:y2="5.2cm" draw:start-shape="id3" draw:start-glue-point="0" draw:end-shape="id2" draw:end-glue-point="2" svg:d="M4183 6200v-200h2067v-800" svg:viewBox="0 0 2068 1001">
          <text:p/>
        </draw:connector>
        <draw:connector draw:style-name="gr8" draw:text-style-name="P5" draw:layer="layout" svg:x1="13.008cm" svg:y1="3.5cm" svg:x2="14.008cm" svg:y2="3.1cm" draw:start-shape="id4" draw:start-glue-point="1" draw:end-shape="id5" draw:end-glue-point="3" svg:d="M13008 3500h500v-400h500" svg:viewBox="0 0 1001 401">
          <text:p/>
        </draw:connector>
        <draw:connector draw:style-name="gr8" draw:text-style-name="P5" draw:layer="layout" svg:x1="13.008cm" svg:y1="3.5cm" svg:x2="14.008cm" svg:y2="4cm" draw:start-shape="id4" draw:start-glue-point="1" draw:end-shape="id6" draw:end-glue-point="3" svg:d="M13008 3500h500v500h500" svg:viewBox="0 0 1001 501">
          <text:p/>
        </draw:connector>
        <draw:connector draw:style-name="gr8" draw:text-style-name="P5" draw:layer="layout" svg:x1="4.183cm" svg:y1="2.7cm" svg:x2="4.183cm" svg:y2="6.2cm" draw:start-shape="id7" draw:start-glue-point="2" draw:end-shape="id3" draw:end-glue-point="0" svg:d="M4183 2700v3500" svg:viewBox="0 0 1 3501">
          <text:p/>
        </draw:connector>
        <draw:connector draw:style-name="gr8" draw:text-style-name="P5" draw:layer="layout" svg:x1="8.35cm" svg:y1="2.7cm" svg:x2="8.349cm" svg:y2="6.2cm" draw:start-shape="id8" draw:start-glue-point="2" draw:end-shape="id1" svg:d="M8350 2700v1750h-1v1750" svg:viewBox="0 0 2 3501">
          <text:p/>
        </draw:connector>
        <draw:connector draw:style-name="gr8" draw:text-style-name="P5" draw:layer="layout" svg:x1="4.183cm" svg:y1="2.7cm" svg:x2="10.408cm" svg:y2="3.5cm" draw:start-shape="id7" draw:start-glue-point="2" draw:end-shape="id4" svg:d="M4183 2700v800h6225" svg:viewBox="0 0 6226 801">
          <text:p/>
        </draw:connector>
        <draw:connector draw:style-name="gr8" draw:text-style-name="P5" draw:layer="layout" svg:x1="8.35cm" svg:y1="2.7cm" svg:x2="10.408cm" svg:y2="3.5cm" draw:start-shape="id8" draw:start-glue-point="2" draw:end-shape="id4" draw:end-glue-point="3" svg:d="M8350 2700v800h2058" svg:viewBox="0 0 2059 801">
          <text:p/>
        </draw:connector>
        <draw:custom-shape draw:style-name="gr9" draw:text-style-name="P6" xml:id="id9" draw:id="id9" draw:layer="layout" svg:width="3.4cm" svg:height="0.9cm" svg:x="1.1cm" svg:y="8.5cm">
          <text:p text:style-name="P1"><text:span text:style-name="T2">Stream&lt;JsonObject&gt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6" xml:id="id10" draw:id="id10" draw:layer="layout" svg:width="3.4cm" svg:height="0.9cm" svg:x="4.6cm" svg:y="8.5cm">
          <text:p text:style-name="P1"><text:span text:style-name="T2">Json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1" draw:id="id11" draw:layer="layout" svg:width="3.4cm" svg:height="0.9cm" svg:x="8.1cm" svg:y="8.5cm">
          <text:p text:style-name="P1"><text:span text:style-name="T2">Json fi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5" draw:layer="layout" draw:type="lines" svg:x1="4.183cm" svg:y1="7.2cm" svg:x2="2.8cm" svg:y2="8.5cm" draw:start-shape="id3" draw:start-glue-point="2" draw:end-shape="id9" draw:end-glue-point="4" svg:d="M4183 7200v501l-1383 298v501" svg:viewBox="0 0 1384 1301">
          <text:p/>
        </draw:connector>
        <draw:connector draw:style-name="gr10" draw:text-style-name="P5" draw:layer="layout" draw:type="lines" svg:x1="4.183cm" svg:y1="7.2cm" svg:x2="6.3cm" svg:y2="8.5cm" draw:start-shape="id3" draw:start-glue-point="2" draw:end-shape="id10" draw:end-glue-point="4" svg:d="M4183 7200v501l2117 298v501" svg:viewBox="0 0 2118 1301">
          <text:p/>
        </draw:connector>
        <draw:connector draw:style-name="gr10" draw:text-style-name="P5" draw:layer="layout" draw:type="lines" svg:x1="4.183cm" svg:y1="7.2cm" svg:x2="9.8cm" svg:y2="8.5cm" draw:start-shape="id3" draw:start-glue-point="2" draw:end-shape="id11" draw:end-glue-point="4" svg:d="M4183 7200v501l5617 298v501" svg:viewBox="0 0 5618 1301">
          <text:p/>
        </draw:connector>
        <draw:connector draw:style-name="gr10" draw:text-style-name="P5" draw:layer="layout" draw:type="lines" svg:x1="8.349cm" svg:y1="7.2cm" svg:x2="9.8cm" svg:y2="8.5cm" draw:start-shape="id1" draw:start-glue-point="2" draw:end-shape="id11" svg:d="M8349 7200v501l1451 298v501" svg:viewBox="0 0 1452 1301">
          <text:p/>
        </draw:connector>
        <draw:connector draw:style-name="gr10" draw:text-style-name="P5" draw:layer="layout" draw:type="lines" svg:x1="8.349cm" svg:y1="7.2cm" svg:x2="6.3cm" svg:y2="8.5cm" draw:start-shape="id1" draw:start-glue-point="2" draw:end-shape="id10" draw:end-glue-point="4" svg:d="M8349 7200v501l-2049 298v501" svg:viewBox="0 0 2050 1301">
          <text:p/>
        </draw:connector>
        <draw:connector draw:style-name="gr10" draw:text-style-name="P5" draw:layer="layout" draw:type="lines" svg:x1="8.349cm" svg:y1="7.2cm" svg:x2="2.8cm" svg:y2="8.5cm" draw:start-shape="id1" draw:start-glue-point="2" draw:end-shape="id9" draw:end-glue-point="4" svg:d="M8349 7200v501l-5549 298v501" svg:viewBox="0 0 5550 1301">
          <text:p/>
        </draw:connector>
        <draw:frame draw:style-name="gr11" draw:text-style-name="P7" draw:layer="layout" svg:width="4.892cm" svg:height="0.887cm" svg:x="12.308cm" svg:y="1.8cm">
          <draw:text-box>
            <text:p><text:span text:style-name="T3">Map.j</text:span><text:span text:style-name="T3">s </text:span><text:span text:style-name="T3">and </text:span><text:span text:style-name="T3">redu</text:span><text:span text:style-name="T3">ce.js </text:span><text:span text:style-name="T3">are </text:span><text:span text:style-name="T3">javas</text:span><text:span text:style-name="T3">cript</text:span></text:p>
            <text:p><text:span text:style-name="T3">files </text:span><text:span text:style-name="T3">provi</text:span><text:span text:style-name="T3">ded </text:span><text:span text:style-name="T3">by </text:span><text:span text:style-name="T3">the </text:span><text:span text:style-name="T3">user</text:span></text:p>
          </draw:text-box>
        </draw:frame>
        <draw:frame draw:style-name="gr11" draw:text-style-name="P7" draw:layer="layout" svg:width="7.517cm" svg:height="0.887cm" svg:x="1.3cm" svg:y="1.013cm">
          <draw:text-box>
            <text:p><text:span text:style-name="T3">1. The user creates an Import object with a database IP,</text:span></text:p>
            <text:p><text:span text:style-name="T3">a database name and a mapReduce folder</text:span></text:p>
          </draw:text-box>
        </draw:frame>
        <draw:frame draw:style-name="gr11" draw:text-style-name="P7" draw:layer="layout" svg:width="9.151cm" svg:height="0.887cm" svg:x="2.583cm" svg:y="9.413cm">
          <draw:text-box>
            <text:p><text:span text:style-name="T3">2. As a result of the </text:span><text:span text:style-name="T3">import the user may </text:span><text:span text:style-name="T3">obtain a JsonObject </text:span><text:span text:style-name="T3">stream,</text:span></text:p>
            <text:p><text:span text:style-name="T3">a JsonArray or write </text:span><text:span text:style-name="T3">the resulting Json </text:span><text:span text:style-name="T3">objects in a 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2:58:43.474106571</meta:creation-date>
    <dc:date>2017-05-04T13:25:29.746857668</dc:date>
    <meta:editing-duration>PT20M33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